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1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1f4e79" svg:stroke-opacity="100%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5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9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3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7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1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d6dce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1f4e79" svg:stroke-opacity="100%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99ff66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99ff66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99ff66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99ff66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99ff66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a3a31d" draw:opacity="100%" draw:stroke="solid" svg:stroke-width="0.01389in" svg:stroke-color="#223f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799a26" draw:opacity="100%" draw:stroke="solid" svg:stroke-width="0.01389in" svg:stroke-color="#1f4e7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58b08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339933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339933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fr" fo:country="B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2b4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6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5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62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46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59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0.70833in" svg:y="0.69219in" svg:width="11.97917in" svg:height="6.21875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0833in" svg:y1="1.39623in" svg:x2="12.6875in" svg:y2="1.39623in" draw:id="id64" draw:style-name="a384" draw:name="Connecteur droit 5">
          <svg:title/>
          <svg:desc/>
        </draw:connector>
        <draw:connector draw:type="line" svg:x1="0.70833in" svg:y1="6.08491in" svg:x2="12.6875in" svg:y2="6.08491in" draw:id="id65" draw:style-name="a385" draw:name="Connecteur droit 7">
          <svg:title/>
          <svg:desc/>
        </draw:connector>
        <draw:frame draw:id="id66" draw:style-name="a389" draw:name="ZoneTexte 8" svg:x="9.53773in" svg:y="0.81647in" svg:width="2.60377in" svg:height="0.40391in">
          <draw:text-box>
            <text:p text:style-name="a388" text:class-names="" text:cond-style-name=""><text:span text:style-name="a386" text:class-names="">Se Connecter/S’inscrire</text:span><text:span text:style-name="a387" text:class-names=""/></text:p>
          </draw:text-box>
          <svg:title/>
          <svg:desc/>
        </draw:frame>
        <draw:frame draw:id="id67" draw:style-name="a393" draw:name="ZoneTexte 9" svg:x="1.86792in" svg:y="0.70826in" svg:width="1.56604in" svg:height="0.70684in">
          <draw:text-box>
            <text:p text:style-name="a392" text:class-names="" text:cond-style-name=""><text:span text:style-name="a390" text:class-names="">Sujets -&gt; Catégories</text:span><text:span text:style-name="a391" text:class-names=""/></text:p>
          </draw:text-box>
          <svg:title/>
          <svg:desc/>
        </draw:frame>
        <draw:custom-shape svg:x="0.98153in" svg:y="0.74012in" svg:width="0.61321in" svg:height="0.5566in" draw:id="id68" draw:style-name="a396" draw:name="Hexagone 10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svg:x="11.9434in" svg:y="6.29245in" svg:width="0.42453in" svg:height="0.46226in" draw:id="id69" draw:style-name="a399" draw:name="Lune 11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388189 422692" draw:enhanced-path="M 388189 422692 A ?f59 ?f60 ?f61 ?f62 388189 422692 ?f56 ?f58  W ?f63 ?f64 ?f65 ?f66 388189 422692 ?f56 ?f58 A ?f106 ?f107 ?f108 ?f109 ?f56 ?f58 ?f103 ?f105  W ?f110 ?f111 ?f112 ?f113 ?f56 ?f58 ?f103 ?f105 Z N" draw:text-areas="?f17 ?f18 ?f11 ?f19" draw:glue-points="?f13 ?f14 ?f15 ?f12 ?f13 ?f16 ?f11 ?f12" draw:glue-point-leaving-directions="-360, -27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388189"/>
            <draw:equation draw:name="f10" draw:formula="?f6 / 422692"/>
            <draw:equation draw:name="f11" draw:formula="194095 / ?f9"/>
            <draw:equation draw:name="f12" draw:formula="211346 / ?f10"/>
            <draw:equation draw:name="f13" draw:formula="388189 / ?f9"/>
            <draw:equation draw:name="f14" draw:formula="0 / ?f10"/>
            <draw:equation draw:name="f15" draw:formula="0 / ?f9"/>
            <draw:equation draw:name="f16" draw:formula="422692 / ?f10"/>
            <draw:equation draw:name="f17" draw:formula="56852 / ?f9"/>
            <draw:equation draw:name="f18" draw:formula="101231 / ?f10"/>
            <draw:equation draw:name="f19" draw:formula="321461 / ?f10"/>
            <draw:equation draw:name="f20" draw:formula="21550000 - 10800000"/>
            <draw:equation draw:name="f21" draw:formula="if(?f20, 10800000, 21550000)"/>
            <draw:equation draw:name="f22" draw:formula="-21550000 - ?f21"/>
            <draw:equation draw:name="f23" draw:formula="if(?f22, -21550000, ?f21)"/>
            <draw:equation draw:name="f24" draw:formula="5400000 + ?f23"/>
            <draw:equation draw:name="f25" draw:formula="5400000 + ?f1"/>
            <draw:equation draw:name="f26" draw:formula="?f25 * ?f8 / ?f0"/>
            <draw:equation draw:name="f27" draw:formula="0 - ?f26"/>
            <draw:equation draw:name="f28" draw:formula="cos(?f27)"/>
            <draw:equation draw:name="f29" draw:formula="0 - ?f28"/>
            <draw:equation draw:name="f30" draw:formula="?f29 * 388189"/>
            <draw:equation draw:name="f31" draw:formula="sin(?f27)"/>
            <draw:equation draw:name="f32" draw:formula="0 - ?f31"/>
            <draw:equation draw:name="f33" draw:formula="?f32 * 211346"/>
            <draw:equation draw:name="f34" draw:formula="sqrt(?f30 * ?f30 + ?f33 * ?f33 + 0 * 0)"/>
            <draw:equation draw:name="f35" draw:formula="388189 * 211346 / ?f34"/>
            <draw:equation draw:name="f36" draw:formula="?f32 * ?f35"/>
            <draw:equation draw:name="f37" draw:formula="388189 - ?f36"/>
            <draw:equation draw:name="f38" draw:formula="?f29 * ?f35"/>
            <draw:equation draw:name="f39" draw:formula="422692 - ?f38"/>
            <draw:equation draw:name="f40" draw:formula="?f37 - 388189"/>
            <draw:equation draw:name="f41" draw:formula="?f39 - 211346"/>
            <draw:equation draw:name="f42" draw:formula="?f37 + 388189"/>
            <draw:equation draw:name="f43" draw:formula="?f39 + 211346"/>
            <draw:equation draw:name="f44" draw:formula="?f24 + ?f1"/>
            <draw:equation draw:name="f45" draw:formula="?f44 * ?f8 / ?f0"/>
            <draw:equation draw:name="f46" draw:formula="0 - ?f45"/>
            <draw:equation draw:name="f47" draw:formula="cos(?f46)"/>
            <draw:equation draw:name="f48" draw:formula="0 - ?f47"/>
            <draw:equation draw:name="f49" draw:formula="?f48 * 388189"/>
            <draw:equation draw:name="f50" draw:formula="sin(?f46)"/>
            <draw:equation draw:name="f51" draw:formula="0 - ?f50"/>
            <draw:equation draw:name="f52" draw:formula="?f51 * 211346"/>
            <draw:equation draw:name="f53" draw:formula="sqrt(?f49 * ?f49 + ?f52 * ?f52 + 0 * 0)"/>
            <draw:equation draw:name="f54" draw:formula="388189 * 211346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388189, ?f40)"/>
            <draw:equation draw:name="f60" draw:formula="if(?f23, 422692, ?f41)"/>
            <draw:equation draw:name="f61" draw:formula="if(?f23, 388189, ?f42)"/>
            <draw:equation draw:name="f62" draw:formula="if(?f23, 422692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21550000 - -4317204"/>
            <draw:equation draw:name="f68" draw:formula="if(?f67, -4317204, 21550000)"/>
            <draw:equation draw:name="f69" draw:formula="-21550000 - ?f68"/>
            <draw:equation draw:name="f70" draw:formula="if(?f69, -21550000, ?f68)"/>
            <draw:equation draw:name="f71" draw:formula="-8641398 + ?f70"/>
            <draw:equation draw:name="f72" draw:formula="-8641398 + ?f1"/>
            <draw:equation draw:name="f73" draw:formula="?f72 * ?f8 / ?f0"/>
            <draw:equation draw:name="f74" draw:formula="0 - ?f73"/>
            <draw:equation draw:name="f75" draw:formula="cos(?f74)"/>
            <draw:equation draw:name="f76" draw:formula="0 - ?f75"/>
            <draw:equation draw:name="f77" draw:formula="?f76 * 485236"/>
            <draw:equation draw:name="f78" draw:formula="sin(?f74)"/>
            <draw:equation draw:name="f79" draw:formula="0 - ?f78"/>
            <draw:equation draw:name="f80" draw:formula="?f79 * 264183"/>
            <draw:equation draw:name="f81" draw:formula="sqrt(?f77 * ?f77 + ?f80 * ?f80 + 0 * 0)"/>
            <draw:equation draw:name="f82" draw:formula="485236 * 264183 / ?f81"/>
            <draw:equation draw:name="f83" draw:formula="?f79 * ?f82"/>
            <draw:equation draw:name="f84" draw:formula="?f56 - ?f83"/>
            <draw:equation draw:name="f85" draw:formula="?f76 * ?f82"/>
            <draw:equation draw:name="f86" draw:formula="?f58 - ?f85"/>
            <draw:equation draw:name="f87" draw:formula="?f84 - 485236"/>
            <draw:equation draw:name="f88" draw:formula="?f86 - 264183"/>
            <draw:equation draw:name="f89" draw:formula="?f84 + 485236"/>
            <draw:equation draw:name="f90" draw:formula="?f86 + 264183"/>
            <draw:equation draw:name="f91" draw:formula="?f71 + ?f1"/>
            <draw:equation draw:name="f92" draw:formula="?f91 * ?f8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485236"/>
            <draw:equation draw:name="f97" draw:formula="sin(?f93)"/>
            <draw:equation draw:name="f98" draw:formula="0 - ?f97"/>
            <draw:equation draw:name="f99" draw:formula="?f98 * 264183"/>
            <draw:equation draw:name="f100" draw:formula="sqrt(?f96 * ?f96 + ?f99 * ?f99 + 0 * 0)"/>
            <draw:equation draw:name="f101" draw:formula="485236 * 264183 / ?f100"/>
            <draw:equation draw:name="f102" draw:formula="?f98 * ?f101"/>
            <draw:equation draw:name="f103" draw:formula="?f84 + ?f102"/>
            <draw:equation draw:name="f104" draw:formula="?f95 * ?f101"/>
            <draw:equation draw:name="f105" draw:formula="?f86 + ?f104"/>
            <draw:equation draw:name="f106" draw:formula="if(?f70, ?f56, ?f87)"/>
            <draw:equation draw:name="f107" draw:formula="if(?f70, ?f58, ?f88)"/>
            <draw:equation draw:name="f108" draw:formula="if(?f70, ?f56, ?f89)"/>
            <draw:equation draw:name="f109" draw:formula="if(?f70, ?f58, ?f90)"/>
            <draw:equation draw:name="f110" draw:formula="if(?f70, ?f87, ?f103)"/>
            <draw:equation draw:name="f111" draw:formula="if(?f70, ?f88, ?f105)"/>
            <draw:equation draw:name="f112" draw:formula="if(?f70, ?f89, ?f103)"/>
            <draw:equation draw:name="f113" draw:formula="if(?f70, ?f90, ?f105)"/>
          </draw:enhanced-geometry>
        </draw:custom-shape>
        <draw:frame draw:id="id70" draw:style-name="a403" draw:name="ZoneTexte 12" svg:x="6.15075in" svg:y="6.26295in" svg:width="1.09434in" svg:height="0.40391in">
          <draw:text-box>
            <text:p text:style-name="a402" text:class-names="" text:cond-style-name=""><text:span text:style-name="a400" text:class-names="">Contact</text:span><text:span text:style-name="a401" text:class-names=""/></text:p>
          </draw:text-box>
          <svg:title/>
          <svg:desc/>
        </draw:frame>
        <draw:frame draw:id="id71" draw:style-name="a407" draw:name="ZoneTexte 13" svg:x="5.54717in" svg:y="2.30013in" svg:width="4.89623in" svg:height="0.40391in">
          <draw:text-box>
            <text:p text:style-name="a406" text:class-names="" text:cond-style-name=""><text:span text:style-name="a404" text:class-names="">La grande critique<text:s text:c="1"/></text:span><text:span text:style-name="a405" text:class-names=""/></text:p>
          </draw:text-box>
          <svg:title/>
          <svg:desc/>
        </draw:frame>
        <draw:frame draw:id="id72" draw:style-name="a411" draw:name="ZoneTexte 14" svg:x="5.54717in" svg:y="3.30501in" svg:width="2.59434in" svg:height="0.60586in">
          <draw:text-box>
            <text:p text:style-name="a410" text:class-names="" text:cond-style-name=""><text:span text:style-name="a408" text:class-names="">DESCRIPTION</text:span><text:span text:style-name="a409" text:class-names=""/></text:p>
          </draw:text-box>
          <svg:title/>
          <svg:desc/>
        </draw:frame>
        <draw:frame draw:id="id73" draw:style-name="a415" draw:name="ZoneTexte 15" svg:x="5.47976in" svg:y="0.87939in" svg:width="4.89623in" svg:height="0.40391in">
          <draw:text-box>
            <text:p text:style-name="a414" text:class-names="" text:cond-style-name=""><text:span text:style-name="a412" text:class-names="">La grande critique<text:s text:c="1"/></text:span><text:span text:style-name="a413" text:class-names=""/></text:p>
          </draw:text-box>
          <svg:title/>
          <svg:desc/>
        </draw:frame>
      </draw:page>
      <draw:page draw:name="Slide2" draw:style-name="a416" draw:master-page-name="Master1-Layout1-title-Diapositive-de-titre" presentation:presentation-page-layout-name="Master1-PPL1" draw:id="Slide-257">
        <draw:custom-shape svg:x="0.70833in" svg:y="0.69219in" svg:width="11.97917in" svg:height="6.21875in" draw:id="id74" draw:style-name="a419" draw:name="Rectangle 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0833in" svg:y1="1.39623in" svg:x2="12.6875in" svg:y2="1.39623in" draw:id="id75" draw:style-name="a420" draw:name="Connecteur droit 5">
          <svg:title/>
          <svg:desc/>
        </draw:connector>
        <draw:connector draw:type="line" svg:x1="0.70833in" svg:y1="6.08491in" svg:x2="12.6875in" svg:y2="6.08491in" draw:id="id76" draw:style-name="a421" draw:name="Connecteur droit 7">
          <svg:title/>
          <svg:desc/>
        </draw:connector>
        <draw:frame draw:id="id77" draw:style-name="a425" draw:name="ZoneTexte 8" svg:x="8.82075in" svg:y="0.81647in" svg:width="3.80425in" svg:height="0.40391in">
          <draw:text-box>
            <text:p text:style-name="a424" text:class-names="" text:cond-style-name=""><text:span text:style-name="a422" text:class-names=""><text:tab/>Se Connecter/S’inscrire</text:span><text:span text:style-name="a423" text:class-names=""/></text:p>
          </draw:text-box>
          <svg:title/>
          <svg:desc/>
        </draw:frame>
        <draw:frame draw:id="id78" draw:style-name="a429" draw:name="ZoneTexte 9" svg:x="1.86792in" svg:y="0.70826in" svg:width="1.56604in" svg:height="0.70684in">
          <draw:text-box>
            <text:p text:style-name="a428" text:class-names="" text:cond-style-name=""><text:span text:style-name="a426" text:class-names="">Sujets -&gt; Catégories</text:span><text:span text:style-name="a427" text:class-names=""/></text:p>
          </draw:text-box>
          <svg:title/>
          <svg:desc/>
        </draw:frame>
        <draw:custom-shape svg:x="0.98153in" svg:y="0.74012in" svg:width="0.61321in" svg:height="0.5566in" draw:id="id79" draw:style-name="a432" draw:name="Hexagone 10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svg:x="11.9434in" svg:y="6.29245in" svg:width="0.42453in" svg:height="0.46226in" draw:id="id80" draw:style-name="a435" draw:name="Lune 11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388189 422692" draw:enhanced-path="M 388189 422692 A ?f59 ?f60 ?f61 ?f62 388189 422692 ?f56 ?f58  W ?f63 ?f64 ?f65 ?f66 388189 422692 ?f56 ?f58 A ?f106 ?f107 ?f108 ?f109 ?f56 ?f58 ?f103 ?f105  W ?f110 ?f111 ?f112 ?f113 ?f56 ?f58 ?f103 ?f105 Z N" draw:text-areas="?f17 ?f18 ?f11 ?f19" draw:glue-points="?f13 ?f14 ?f15 ?f12 ?f13 ?f16 ?f11 ?f12" draw:glue-point-leaving-directions="-360, -27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388189"/>
            <draw:equation draw:name="f10" draw:formula="?f6 / 422692"/>
            <draw:equation draw:name="f11" draw:formula="194095 / ?f9"/>
            <draw:equation draw:name="f12" draw:formula="211346 / ?f10"/>
            <draw:equation draw:name="f13" draw:formula="388189 / ?f9"/>
            <draw:equation draw:name="f14" draw:formula="0 / ?f10"/>
            <draw:equation draw:name="f15" draw:formula="0 / ?f9"/>
            <draw:equation draw:name="f16" draw:formula="422692 / ?f10"/>
            <draw:equation draw:name="f17" draw:formula="56852 / ?f9"/>
            <draw:equation draw:name="f18" draw:formula="101231 / ?f10"/>
            <draw:equation draw:name="f19" draw:formula="321461 / ?f10"/>
            <draw:equation draw:name="f20" draw:formula="21550000 - 10800000"/>
            <draw:equation draw:name="f21" draw:formula="if(?f20, 10800000, 21550000)"/>
            <draw:equation draw:name="f22" draw:formula="-21550000 - ?f21"/>
            <draw:equation draw:name="f23" draw:formula="if(?f22, -21550000, ?f21)"/>
            <draw:equation draw:name="f24" draw:formula="5400000 + ?f23"/>
            <draw:equation draw:name="f25" draw:formula="5400000 + ?f1"/>
            <draw:equation draw:name="f26" draw:formula="?f25 * ?f8 / ?f0"/>
            <draw:equation draw:name="f27" draw:formula="0 - ?f26"/>
            <draw:equation draw:name="f28" draw:formula="cos(?f27)"/>
            <draw:equation draw:name="f29" draw:formula="0 - ?f28"/>
            <draw:equation draw:name="f30" draw:formula="?f29 * 388189"/>
            <draw:equation draw:name="f31" draw:formula="sin(?f27)"/>
            <draw:equation draw:name="f32" draw:formula="0 - ?f31"/>
            <draw:equation draw:name="f33" draw:formula="?f32 * 211346"/>
            <draw:equation draw:name="f34" draw:formula="sqrt(?f30 * ?f30 + ?f33 * ?f33 + 0 * 0)"/>
            <draw:equation draw:name="f35" draw:formula="388189 * 211346 / ?f34"/>
            <draw:equation draw:name="f36" draw:formula="?f32 * ?f35"/>
            <draw:equation draw:name="f37" draw:formula="388189 - ?f36"/>
            <draw:equation draw:name="f38" draw:formula="?f29 * ?f35"/>
            <draw:equation draw:name="f39" draw:formula="422692 - ?f38"/>
            <draw:equation draw:name="f40" draw:formula="?f37 - 388189"/>
            <draw:equation draw:name="f41" draw:formula="?f39 - 211346"/>
            <draw:equation draw:name="f42" draw:formula="?f37 + 388189"/>
            <draw:equation draw:name="f43" draw:formula="?f39 + 211346"/>
            <draw:equation draw:name="f44" draw:formula="?f24 + ?f1"/>
            <draw:equation draw:name="f45" draw:formula="?f44 * ?f8 / ?f0"/>
            <draw:equation draw:name="f46" draw:formula="0 - ?f45"/>
            <draw:equation draw:name="f47" draw:formula="cos(?f46)"/>
            <draw:equation draw:name="f48" draw:formula="0 - ?f47"/>
            <draw:equation draw:name="f49" draw:formula="?f48 * 388189"/>
            <draw:equation draw:name="f50" draw:formula="sin(?f46)"/>
            <draw:equation draw:name="f51" draw:formula="0 - ?f50"/>
            <draw:equation draw:name="f52" draw:formula="?f51 * 211346"/>
            <draw:equation draw:name="f53" draw:formula="sqrt(?f49 * ?f49 + ?f52 * ?f52 + 0 * 0)"/>
            <draw:equation draw:name="f54" draw:formula="388189 * 211346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388189, ?f40)"/>
            <draw:equation draw:name="f60" draw:formula="if(?f23, 422692, ?f41)"/>
            <draw:equation draw:name="f61" draw:formula="if(?f23, 388189, ?f42)"/>
            <draw:equation draw:name="f62" draw:formula="if(?f23, 422692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21550000 - -4317204"/>
            <draw:equation draw:name="f68" draw:formula="if(?f67, -4317204, 21550000)"/>
            <draw:equation draw:name="f69" draw:formula="-21550000 - ?f68"/>
            <draw:equation draw:name="f70" draw:formula="if(?f69, -21550000, ?f68)"/>
            <draw:equation draw:name="f71" draw:formula="-8641398 + ?f70"/>
            <draw:equation draw:name="f72" draw:formula="-8641398 + ?f1"/>
            <draw:equation draw:name="f73" draw:formula="?f72 * ?f8 / ?f0"/>
            <draw:equation draw:name="f74" draw:formula="0 - ?f73"/>
            <draw:equation draw:name="f75" draw:formula="cos(?f74)"/>
            <draw:equation draw:name="f76" draw:formula="0 - ?f75"/>
            <draw:equation draw:name="f77" draw:formula="?f76 * 485236"/>
            <draw:equation draw:name="f78" draw:formula="sin(?f74)"/>
            <draw:equation draw:name="f79" draw:formula="0 - ?f78"/>
            <draw:equation draw:name="f80" draw:formula="?f79 * 264183"/>
            <draw:equation draw:name="f81" draw:formula="sqrt(?f77 * ?f77 + ?f80 * ?f80 + 0 * 0)"/>
            <draw:equation draw:name="f82" draw:formula="485236 * 264183 / ?f81"/>
            <draw:equation draw:name="f83" draw:formula="?f79 * ?f82"/>
            <draw:equation draw:name="f84" draw:formula="?f56 - ?f83"/>
            <draw:equation draw:name="f85" draw:formula="?f76 * ?f82"/>
            <draw:equation draw:name="f86" draw:formula="?f58 - ?f85"/>
            <draw:equation draw:name="f87" draw:formula="?f84 - 485236"/>
            <draw:equation draw:name="f88" draw:formula="?f86 - 264183"/>
            <draw:equation draw:name="f89" draw:formula="?f84 + 485236"/>
            <draw:equation draw:name="f90" draw:formula="?f86 + 264183"/>
            <draw:equation draw:name="f91" draw:formula="?f71 + ?f1"/>
            <draw:equation draw:name="f92" draw:formula="?f91 * ?f8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485236"/>
            <draw:equation draw:name="f97" draw:formula="sin(?f93)"/>
            <draw:equation draw:name="f98" draw:formula="0 - ?f97"/>
            <draw:equation draw:name="f99" draw:formula="?f98 * 264183"/>
            <draw:equation draw:name="f100" draw:formula="sqrt(?f96 * ?f96 + ?f99 * ?f99 + 0 * 0)"/>
            <draw:equation draw:name="f101" draw:formula="485236 * 264183 / ?f100"/>
            <draw:equation draw:name="f102" draw:formula="?f98 * ?f101"/>
            <draw:equation draw:name="f103" draw:formula="?f84 + ?f102"/>
            <draw:equation draw:name="f104" draw:formula="?f95 * ?f101"/>
            <draw:equation draw:name="f105" draw:formula="?f86 + ?f104"/>
            <draw:equation draw:name="f106" draw:formula="if(?f70, ?f56, ?f87)"/>
            <draw:equation draw:name="f107" draw:formula="if(?f70, ?f58, ?f88)"/>
            <draw:equation draw:name="f108" draw:formula="if(?f70, ?f56, ?f89)"/>
            <draw:equation draw:name="f109" draw:formula="if(?f70, ?f58, ?f90)"/>
            <draw:equation draw:name="f110" draw:formula="if(?f70, ?f87, ?f103)"/>
            <draw:equation draw:name="f111" draw:formula="if(?f70, ?f88, ?f105)"/>
            <draw:equation draw:name="f112" draw:formula="if(?f70, ?f89, ?f103)"/>
            <draw:equation draw:name="f113" draw:formula="if(?f70, ?f90, ?f105)"/>
          </draw:enhanced-geometry>
        </draw:custom-shape>
        <draw:frame draw:id="id81" draw:style-name="a439" draw:name="ZoneTexte 12" svg:x="6.15075in" svg:y="6.26295in" svg:width="1.09434in" svg:height="0.40391in">
          <draw:text-box>
            <text:p text:style-name="a438" text:class-names="" text:cond-style-name=""><text:span text:style-name="a436" text:class-names="">Contact</text:span><text:span text:style-name="a437" text:class-names=""/></text:p>
          </draw:text-box>
          <svg:title/>
          <svg:desc/>
        </draw:frame>
        <draw:frame draw:id="id82" draw:style-name="a443" draw:name="ZoneTexte 13" svg:x="5.54717in" svg:y="2.30013in" svg:width="4.89623in" svg:height="0.40391in">
          <draw:text-box>
            <text:p text:style-name="a442" text:class-names="" text:cond-style-name=""><text:span text:style-name="a440" text:class-names="">Inscription</text:span><text:span text:style-name="a441" text:class-names=""/></text:p>
          </draw:text-box>
          <svg:title/>
          <svg:desc/>
        </draw:frame>
        <draw:frame draw:id="id83" draw:style-name="a468" draw:name="ZoneTexte 1" svg:x="5.11321in" svg:y="2.90808in" svg:width="3.9717in" svg:height="1.91855in">
          <draw:text-box>
            <text:list text:style-name="a446">
              <text:list-item>
                <text:p text:style-name="a445" text:class-names="" text:cond-style-name=""><text:span text:style-name="a444" text:class-names="">Nom 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7" text:class-names="">Prénom :</text:span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Date de naissance :</text:span></text:p>
              </text:list-item>
            </text:list>
            <text:list text:style-name="a459">
              <text:list-item>
                <text:p text:style-name="a458" text:class-names="" text:cond-style-name=""><text:span text:style-name="a454" text:class-names="">E-mail</text:span><text:span text:style-name="a455" text:class-names=""><text:s text:c="1"/></text:span><text:span text:style-name="a456" text:class-names="">:</text:span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Mot de passe :</text:span></text:p>
              </text:list-item>
            </text:list>
            <text:list text:style-name="a467">
              <text:list-item>
                <text:p text:style-name="a466" text:class-names="" text:cond-style-name=""><text:span text:style-name="a463" text:class-names="">Confirmation</text:span><text:span text:style-name="a464" text:class-names=""><text:s text:c="1"/></text:span><text:span text:style-name="a465" text:class-names="">du mot de passe :<text:s text:c="1"/></text:span></text:p>
              </text:list-item>
            </text:list>
          </draw:text-box>
          <svg:title/>
          <svg:desc/>
        </draw:frame>
        <draw:custom-shape svg:x="8.96855in" svg:y="3.02783in" svg:width="2.05031in" svg:height="0.21698in" draw:id="id84" draw:style-name="a472" draw:name="Rectangle 2">
          <svg:title/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7484in" svg:y="3.32406in" svg:width="2.05031in" svg:height="0.21698in" draw:id="id85" draw:style-name="a476" draw:name="Rectangle 4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7484in" svg:y="3.63208in" svg:width="2.05031in" svg:height="0.21698in" draw:id="id86" draw:style-name="a480" draw:name="Rectangle 6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7484in" svg:y="3.96235in" svg:width="2.05031in" svg:height="0.21698in" draw:id="id87" draw:style-name="a484" draw:name="Rectangle 15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7484in" svg:y="4.30148in" svg:width="2.05031in" svg:height="0.21698in" draw:id="id88" draw:style-name="a488" draw:name="Rectangle 16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6856in" svg:y="4.60064in" svg:width="2.05031in" svg:height="0.21698in" draw:id="id89" draw:style-name="a492" draw:name="Rectangle 1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4151in" svg:y="5.39623in" svg:width="2.05031in" svg:height="0.38952in" draw:id="id90" draw:style-name="a496" draw:name="Rectangle : coins arrondis 18">
          <svg:title/>
          <svg:desc/>
          <text:p text:style-name="a495" text:class-names="" text:cond-style-name=""><text:span text:style-name="a493" text:class-names="">Envoyer</text:span><text:span text:style-name="a4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3" draw:style-name="a497" draw:master-page-name="Master1-Layout1-title-Diapositive-de-titre" presentation:presentation-page-layout-name="Master1-PPL1" draw:id="Slide-258">
        <draw:custom-shape svg:x="0.70833in" svg:y="0.53596in" svg:width="11.97917in" svg:height="6.21875in" draw:id="id91" draw:style-name="a500" draw:name="Rectangle 3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0833in" svg:y1="1.39623in" svg:x2="12.6875in" svg:y2="1.39623in" draw:id="id92" draw:style-name="a501" draw:name="Connecteur droit 5">
          <svg:title/>
          <svg:desc/>
        </draw:connector>
        <draw:connector draw:type="line" svg:x1="0.70833in" svg:y1="6.08491in" svg:x2="12.6875in" svg:y2="6.08491in" draw:id="id93" draw:style-name="a502" draw:name="Connecteur droit 7">
          <svg:title/>
          <svg:desc/>
        </draw:connector>
        <draw:frame draw:id="id94" draw:style-name="a506" draw:name="ZoneTexte 9" svg:x="1.86792in" svg:y="0.70826in" svg:width="1.56604in" svg:height="0.70684in">
          <draw:text-box>
            <text:p text:style-name="a505" text:class-names="" text:cond-style-name=""><text:span text:style-name="a503" text:class-names="">Sujets -&gt; Catégories</text:span><text:span text:style-name="a504" text:class-names=""/></text:p>
          </draw:text-box>
          <svg:title/>
          <svg:desc/>
        </draw:frame>
        <draw:custom-shape svg:x="0.98153in" svg:y="0.74012in" svg:width="0.61321in" svg:height="0.5566in" draw:id="id95" draw:style-name="a509" draw:name="Hexagone 10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svg:x="11.90291in" svg:y="6.1934in" svg:width="0.42453in" svg:height="0.46226in" draw:id="id96" draw:style-name="a512" draw:name="Lune 11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388189 422692" draw:enhanced-path="M 388189 422692 A ?f59 ?f60 ?f61 ?f62 388189 422692 ?f56 ?f58  W ?f63 ?f64 ?f65 ?f66 388189 422692 ?f56 ?f58 A ?f106 ?f107 ?f108 ?f109 ?f56 ?f58 ?f103 ?f105  W ?f110 ?f111 ?f112 ?f113 ?f56 ?f58 ?f103 ?f105 Z N" draw:text-areas="?f17 ?f18 ?f11 ?f19" draw:glue-points="?f13 ?f14 ?f15 ?f12 ?f13 ?f16 ?f11 ?f12" draw:glue-point-leaving-directions="-360, -27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388189"/>
            <draw:equation draw:name="f10" draw:formula="?f6 / 422692"/>
            <draw:equation draw:name="f11" draw:formula="194095 / ?f9"/>
            <draw:equation draw:name="f12" draw:formula="211346 / ?f10"/>
            <draw:equation draw:name="f13" draw:formula="388189 / ?f9"/>
            <draw:equation draw:name="f14" draw:formula="0 / ?f10"/>
            <draw:equation draw:name="f15" draw:formula="0 / ?f9"/>
            <draw:equation draw:name="f16" draw:formula="422692 / ?f10"/>
            <draw:equation draw:name="f17" draw:formula="56852 / ?f9"/>
            <draw:equation draw:name="f18" draw:formula="101231 / ?f10"/>
            <draw:equation draw:name="f19" draw:formula="321461 / ?f10"/>
            <draw:equation draw:name="f20" draw:formula="21550000 - 10800000"/>
            <draw:equation draw:name="f21" draw:formula="if(?f20, 10800000, 21550000)"/>
            <draw:equation draw:name="f22" draw:formula="-21550000 - ?f21"/>
            <draw:equation draw:name="f23" draw:formula="if(?f22, -21550000, ?f21)"/>
            <draw:equation draw:name="f24" draw:formula="5400000 + ?f23"/>
            <draw:equation draw:name="f25" draw:formula="5400000 + ?f1"/>
            <draw:equation draw:name="f26" draw:formula="?f25 * ?f8 / ?f0"/>
            <draw:equation draw:name="f27" draw:formula="0 - ?f26"/>
            <draw:equation draw:name="f28" draw:formula="cos(?f27)"/>
            <draw:equation draw:name="f29" draw:formula="0 - ?f28"/>
            <draw:equation draw:name="f30" draw:formula="?f29 * 388189"/>
            <draw:equation draw:name="f31" draw:formula="sin(?f27)"/>
            <draw:equation draw:name="f32" draw:formula="0 - ?f31"/>
            <draw:equation draw:name="f33" draw:formula="?f32 * 211346"/>
            <draw:equation draw:name="f34" draw:formula="sqrt(?f30 * ?f30 + ?f33 * ?f33 + 0 * 0)"/>
            <draw:equation draw:name="f35" draw:formula="388189 * 211346 / ?f34"/>
            <draw:equation draw:name="f36" draw:formula="?f32 * ?f35"/>
            <draw:equation draw:name="f37" draw:formula="388189 - ?f36"/>
            <draw:equation draw:name="f38" draw:formula="?f29 * ?f35"/>
            <draw:equation draw:name="f39" draw:formula="422692 - ?f38"/>
            <draw:equation draw:name="f40" draw:formula="?f37 - 388189"/>
            <draw:equation draw:name="f41" draw:formula="?f39 - 211346"/>
            <draw:equation draw:name="f42" draw:formula="?f37 + 388189"/>
            <draw:equation draw:name="f43" draw:formula="?f39 + 211346"/>
            <draw:equation draw:name="f44" draw:formula="?f24 + ?f1"/>
            <draw:equation draw:name="f45" draw:formula="?f44 * ?f8 / ?f0"/>
            <draw:equation draw:name="f46" draw:formula="0 - ?f45"/>
            <draw:equation draw:name="f47" draw:formula="cos(?f46)"/>
            <draw:equation draw:name="f48" draw:formula="0 - ?f47"/>
            <draw:equation draw:name="f49" draw:formula="?f48 * 388189"/>
            <draw:equation draw:name="f50" draw:formula="sin(?f46)"/>
            <draw:equation draw:name="f51" draw:formula="0 - ?f50"/>
            <draw:equation draw:name="f52" draw:formula="?f51 * 211346"/>
            <draw:equation draw:name="f53" draw:formula="sqrt(?f49 * ?f49 + ?f52 * ?f52 + 0 * 0)"/>
            <draw:equation draw:name="f54" draw:formula="388189 * 211346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388189, ?f40)"/>
            <draw:equation draw:name="f60" draw:formula="if(?f23, 422692, ?f41)"/>
            <draw:equation draw:name="f61" draw:formula="if(?f23, 388189, ?f42)"/>
            <draw:equation draw:name="f62" draw:formula="if(?f23, 422692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21550000 - -4317204"/>
            <draw:equation draw:name="f68" draw:formula="if(?f67, -4317204, 21550000)"/>
            <draw:equation draw:name="f69" draw:formula="-21550000 - ?f68"/>
            <draw:equation draw:name="f70" draw:formula="if(?f69, -21550000, ?f68)"/>
            <draw:equation draw:name="f71" draw:formula="-8641398 + ?f70"/>
            <draw:equation draw:name="f72" draw:formula="-8641398 + ?f1"/>
            <draw:equation draw:name="f73" draw:formula="?f72 * ?f8 / ?f0"/>
            <draw:equation draw:name="f74" draw:formula="0 - ?f73"/>
            <draw:equation draw:name="f75" draw:formula="cos(?f74)"/>
            <draw:equation draw:name="f76" draw:formula="0 - ?f75"/>
            <draw:equation draw:name="f77" draw:formula="?f76 * 485236"/>
            <draw:equation draw:name="f78" draw:formula="sin(?f74)"/>
            <draw:equation draw:name="f79" draw:formula="0 - ?f78"/>
            <draw:equation draw:name="f80" draw:formula="?f79 * 264183"/>
            <draw:equation draw:name="f81" draw:formula="sqrt(?f77 * ?f77 + ?f80 * ?f80 + 0 * 0)"/>
            <draw:equation draw:name="f82" draw:formula="485236 * 264183 / ?f81"/>
            <draw:equation draw:name="f83" draw:formula="?f79 * ?f82"/>
            <draw:equation draw:name="f84" draw:formula="?f56 - ?f83"/>
            <draw:equation draw:name="f85" draw:formula="?f76 * ?f82"/>
            <draw:equation draw:name="f86" draw:formula="?f58 - ?f85"/>
            <draw:equation draw:name="f87" draw:formula="?f84 - 485236"/>
            <draw:equation draw:name="f88" draw:formula="?f86 - 264183"/>
            <draw:equation draw:name="f89" draw:formula="?f84 + 485236"/>
            <draw:equation draw:name="f90" draw:formula="?f86 + 264183"/>
            <draw:equation draw:name="f91" draw:formula="?f71 + ?f1"/>
            <draw:equation draw:name="f92" draw:formula="?f91 * ?f8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485236"/>
            <draw:equation draw:name="f97" draw:formula="sin(?f93)"/>
            <draw:equation draw:name="f98" draw:formula="0 - ?f97"/>
            <draw:equation draw:name="f99" draw:formula="?f98 * 264183"/>
            <draw:equation draw:name="f100" draw:formula="sqrt(?f96 * ?f96 + ?f99 * ?f99 + 0 * 0)"/>
            <draw:equation draw:name="f101" draw:formula="485236 * 264183 / ?f100"/>
            <draw:equation draw:name="f102" draw:formula="?f98 * ?f101"/>
            <draw:equation draw:name="f103" draw:formula="?f84 + ?f102"/>
            <draw:equation draw:name="f104" draw:formula="?f95 * ?f101"/>
            <draw:equation draw:name="f105" draw:formula="?f86 + ?f104"/>
            <draw:equation draw:name="f106" draw:formula="if(?f70, ?f56, ?f87)"/>
            <draw:equation draw:name="f107" draw:formula="if(?f70, ?f58, ?f88)"/>
            <draw:equation draw:name="f108" draw:formula="if(?f70, ?f56, ?f89)"/>
            <draw:equation draw:name="f109" draw:formula="if(?f70, ?f58, ?f90)"/>
            <draw:equation draw:name="f110" draw:formula="if(?f70, ?f87, ?f103)"/>
            <draw:equation draw:name="f111" draw:formula="if(?f70, ?f88, ?f105)"/>
            <draw:equation draw:name="f112" draw:formula="if(?f70, ?f89, ?f103)"/>
            <draw:equation draw:name="f113" draw:formula="if(?f70, ?f90, ?f105)"/>
          </draw:enhanced-geometry>
        </draw:custom-shape>
        <draw:frame draw:id="id97" draw:style-name="a516" draw:name="ZoneTexte 12" svg:x="6.15075in" svg:y="6.26295in" svg:width="1.09434in" svg:height="0.40391in">
          <draw:text-box>
            <text:p text:style-name="a515" text:class-names="" text:cond-style-name=""><text:span text:style-name="a513" text:class-names="">Contact</text:span><text:span text:style-name="a514" text:class-names=""/></text:p>
          </draw:text-box>
          <svg:title/>
          <svg:desc/>
        </draw:frame>
        <draw:custom-shape svg:x="3.73605in" svg:y="5.22034in" svg:width="6.2956in" svg:height="0.38952in" draw:id="id98" draw:style-name="a520" draw:name="Rectangle : coins arrondis 18">
          <svg:title/>
          <svg:desc/>
          <text:p text:style-name="a519" text:class-names="" text:cond-style-name=""><text:span text:style-name="a517" text:class-names="">Ecris ton message…</text:span><text:span text:style-name="a5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9" draw:style-name="a524" draw:name="ZoneTexte 14" svg:x="5.2956in" svg:y="0.84701in" svg:width="4.89623in" svg:height="0.40391in">
          <draw:text-box>
            <text:p text:style-name="a523" text:class-names="" text:cond-style-name=""><text:span text:style-name="a521" text:class-names="">La grande critique<text:s text:c="1"/></text:span><text:span text:style-name="a522" text:class-names=""/></text:p>
          </draw:text-box>
          <svg:title/>
          <svg:desc/>
        </draw:frame>
        <draw:frame draw:id="id100" draw:style-name="a528" draw:name="ZoneTexte 19" svg:x="10.17649in" svg:y="0.80041in" svg:width="2.15094in" svg:height="0.41778in">
          <draw:text-box>
            <text:p text:style-name="a527" text:class-names="" text:cond-style-name=""><text:span text:style-name="a525" text:class-names="">Se déconnecter</text:span><text:span text:style-name="a526" text:class-names=""/></text:p>
          </draw:text-box>
          <svg:title/>
          <svg:desc/>
        </draw:frame>
        <draw:custom-shape svg:x="3.73605in" svg:y="1.6388in" svg:width="6.2956in" svg:height="3.47443in" draw:id="id101" draw:style-name="a531" draw:name="Rectangle 20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7547in" svg:y="1.88679in" svg:width="0.38679in" svg:height="0.28302in" draw:id="id102" draw:style-name="a534" draw:name="Nuage 21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4.07547in" svg:y="2.38836in" svg:width="0.38679in" svg:height="0.28302in" draw:id="id103" draw:style-name="a537" draw:name="Nuage 22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9.38679in" svg:y="2.9717in" svg:width="0.38679in" svg:height="0.28302in" draw:id="id104" draw:style-name="a540" draw:name="Nuage 23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4.07547in" svg:y="3.48055in" svg:width="0.38679in" svg:height="0.28302in" draw:id="id105" draw:style-name="a543" draw:name="Nuage 24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4.07547in" svg:y="4.02772in" svg:width="0.38679in" svg:height="0.28302in" draw:id="id106" draw:style-name="a546" draw:name="Nuage 25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4.07547in" svg:y="4.54857in" svg:width="0.38679in" svg:height="0.28302in" draw:id="id107" draw:style-name="a549" draw:name="Nuage 26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4.78616in" svg:y="2.35986in" svg:width="4.00629in" svg:height="0.32776in" draw:id="id108" draw:style-name="a552" draw:name="Rect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4194in" svg:y="2.94615in" svg:width="4.00629in" svg:height="0.32776in" draw:id="id109" draw:style-name="a555" draw:name="Rectangle 29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8616in" svg:y="1.8704in" svg:width="4.00629in" svg:height="0.32776in" draw:id="id110" draw:style-name="a558" draw:name="Rectangle 30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8616in" svg:y="3.48055in" svg:width="4.00629in" svg:height="0.32776in" draw:id="id111" draw:style-name="a561" draw:name="Rectangle 31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8616in" svg:y="3.97315in" svg:width="4.00629in" svg:height="0.32776in" draw:id="id112" draw:style-name="a564" draw:name="Rectangle 32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8616in" svg:y="4.46018in" svg:width="4.00629in" svg:height="0.32776in" draw:id="id113" draw:style-name="a567" draw:name="Rectangle 33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3757in" svg:y="1.66104in" svg:width="1.21059in" svg:height="0.45622in" draw:id="id114" draw:style-name="a571" draw:name="Rectangle : coins arrondis 34">
          <svg:title/>
          <svg:desc/>
          <text:p text:style-name="a570" text:class-names="" text:cond-style-name=""><text:span text:style-name="a568" text:class-names="">Catégorie</text:span><text:span text:style-name="a5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72932in" svg:y="1.66039in" svg:width="1.01887in" svg:height="0.45622in" draw:id="id115" draw:style-name="a575" draw:name="Rectangle : coins arrondis 35">
          <svg:title/>
          <svg:desc/>
          <text:p text:style-name="a574" text:class-names="" text:cond-style-name=""><text:span text:style-name="a572" text:class-names="">Sujet</text:span><text:span text:style-name="a5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47428in" svg:y="1.68944in" svg:width="0.26177in" svg:height="0.45621in" draw:id="id116" draw:style-name="a578" draw:name="Flèche : droite 36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44784in" svg:y="1.67939in" svg:width="1.07223in" svg:height="0.43693in" draw:id="id117" draw:style-name="a582" draw:name="Rectangle : coins arrondis 37">
          <svg:title/>
          <svg:desc/>
          <text:p text:style-name="a581" text:class-names="" text:cond-style-name=""><text:span text:style-name="a579" text:class-names="">Rejoindre</text:span><text:span text:style-name="a5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50019in" svg:y="2.09997in" svg:width="0.93377in" svg:height="0.43693in" draw:id="id118" draw:style-name="a586" draw:name="Rectangle : coins arrondis 40">
          <svg:title/>
          <svg:desc/>
          <text:p text:style-name="a585" text:class-names="" text:cond-style-name=""><text:span text:style-name="a583" text:class-names="">Lancer</text:span><text:span text:style-name="a5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1479in" svg:y="5.27463in" svg:width="0.83019in" svg:height="0.26752in" draw:id="id119" draw:style-name="a589" draw:name="Flèche : droite 41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12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71" draw:style="linear" draw:angle="0" draw:start-color="#b5d5a7" draw:end-color="#aace99" draw:start-intensity="100%" draw:end-intensity="100%"/>
    <draw:gradient draw:name="a483" draw:style="linear" draw:angle="0" draw:start-color="#b5d5a7" draw:end-color="#aace99" draw:start-intensity="100%" draw:end-intensity="100%"/>
    <draw:gradient draw:name="a479" draw:style="linear" draw:angle="0" draw:start-color="#b5d5a7" draw:end-color="#aace99" draw:start-intensity="100%" draw:end-intensity="100%"/>
    <draw:gradient draw:name="a491" draw:style="linear" draw:angle="0" draw:start-color="#b5d5a7" draw:end-color="#aace99" draw:start-intensity="100%" draw:end-intensity="100%"/>
    <draw:gradient draw:name="a475" draw:style="linear" draw:angle="0" draw:start-color="#b5d5a7" draw:end-color="#aace99" draw:start-intensity="100%" draw:end-intensity="100%"/>
    <draw:gradient draw:name="a487" draw:style="linear" draw:angle="0" draw:start-color="#b5d5a7" draw:end-color="#aace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Ana Araujo Correia</meta:initial-creator>
    <dc:creator>Ana Araujo Correia</dc:creator>
    <meta:creation-date>2023-11-05T21:21:53Z</meta:creation-date>
    <dc:date>2023-11-05T21:47:52Z</dc:date>
    <meta:editing-cycles>1</meta:editing-cycles>
    <meta:editing-duration>PT1558S</meta:editing-duration>
    <meta:document-statistic meta:paragraph-count="26" meta:word-count="63"/>
  </office:meta>
</office:document-meta>
</file>